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36pt" officeooo:rsid="0004ce92" officeooo:paragraph-rsid="0004ce92" style:font-size-asian="31.5pt" style:font-size-complex="36pt"/>
    </style:style>
    <style:style style:name="P2" style:family="paragraph" style:parent-style-name="Header">
      <style:paragraph-properties fo:text-align="center" style:justify-single-word="false"/>
      <style:text-properties officeooo:paragraph-rsid="0004ce92"/>
    </style:style>
    <style:style style:name="P3" style:family="paragraph" style:parent-style-name="Standard" style:list-style-name="L1">
      <style:text-properties officeooo:rsid="00069abb" officeooo:paragraph-rsid="00069abb"/>
    </style:style>
    <style:style style:name="P4" style:family="paragraph" style:parent-style-name="Standard" style:list-style-name="L1">
      <style:text-properties officeooo:rsid="00088aa1" officeooo:paragraph-rsid="00088aa1"/>
    </style:style>
    <style:style style:name="P5" style:family="paragraph" style:parent-style-name="Standard" style:list-style-name="L1">
      <style:text-properties officeooo:rsid="000a683d" officeooo:paragraph-rsid="000a683d"/>
    </style:style>
    <style:style style:name="P6" style:family="paragraph" style:parent-style-name="Standard" style:list-style-name="L1">
      <style:text-properties officeooo:rsid="000c47db" officeooo:paragraph-rsid="000c47db"/>
    </style:style>
    <style:style style:name="P7" style:family="paragraph" style:parent-style-name="Standard" style:list-style-name="L1">
      <style:text-properties officeooo:rsid="000c93c1" officeooo:paragraph-rsid="000c93c1"/>
    </style:style>
    <style:style style:name="P8" style:family="paragraph" style:parent-style-name="Standard" style:list-style-name="L1">
      <style:text-properties officeooo:rsid="000cc1ee" officeooo:paragraph-rsid="000cc1ee"/>
    </style:style>
    <style:style style:name="P9" style:family="paragraph" style:parent-style-name="Standard" style:list-style-name="L1">
      <style:text-properties officeooo:rsid="000cc513" officeooo:paragraph-rsid="000cc513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4ce92" style:font-size-asian="31.5pt" style:font-size-complex="36pt"/>
    </style:style>
    <style:style style:name="T2" style:family="text">
      <style:text-properties fo:font-variant="normal" fo:text-transform="none" fo:color="#202122" loext:opacity="100%" style:font-name="sans-serif" fo:font-size="10.5pt" fo:letter-spacing="normal" fo:language="grc" fo:country="GR" fo:font-style="normal" fo:font-weight="normal" officeooo:rsid="0004ce92" style:font-size-asian="31.5pt" style:font-size-complex="36pt"/>
    </style:style>
    <style:style style:name="T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04ce92" style:text-blinking="false" fo:background-color="#ffffff" loext:char-shading-value="0" style:font-size-asian="31.5pt" style:font-size-complex="36pt"/>
    </style:style>
    <style:style style:name="T4" style:family="text">
      <style:text-properties fo:font-size="36pt" officeooo:rsid="0004ce92" style:font-size-asian="31.5pt" style:font-size-complex="3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2646342" text:style-name="L1">
        <text:list-item>
          <text:p text:style-name="P3"/>
        </text:list-item>
        <text:list-item>
          <text:p text:style-name="P3">Geschrieben von Menander</text:p>
        </text:list-item>
        <text:list-item>
          <text:p text:style-name="P3">Charakterkomödie</text:p>
        </text:list-item>
        <text:list-item>
          <text:p text:style-name="P4">Personen:</text:p>
          <text:list>
            <text:list-item>
              <text:p text:style-name="P4">Knemon (Der Misanthrop)</text:p>
            </text:list-item>
            <text:list-item>
              <text:p text:style-name="P5">Sostratos (Mann von Knemons Tochter)</text:p>
            </text:list-item>
            <text:list-item>
              <text:p text:style-name="P6">Myrrhine (Ex Knemons)</text:p>
            </text:list-item>
            <text:list-item>
              <text:p text:style-name="P6">Gorgias (Stiefsohn Kemons)</text:p>
            </text:list-item>
            <text:list-item>
              <text:p text:style-name="P7">Pan (Naturgott)</text:p>
            </text:list-item>
          </text:list>
        </text:list-item>
        <text:list-item>
          <text:p text:style-name="P8">Plot:</text:p>
          <text:list>
            <text:list-header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36pt" officeooo:rsid="0004ce92" officeooo:paragraph-rsid="0004ce92" style:font-size-asian="31.5pt" style:font-size-complex="36pt"/>
    </style:style>
    <style:style style:name="MP2" style:family="paragraph" style:parent-style-name="Header">
      <style:paragraph-properties fo:text-align="center" style:justify-single-word="false"/>
      <style:text-properties officeooo:paragraph-rsid="0004ce92"/>
    </style:style>
    <style:style style:name="M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4ce92" style:font-size-asian="31.5pt" style:font-size-complex="36pt"/>
    </style:style>
    <style:style style:name="MT2" style:family="text">
      <style:text-properties fo:font-variant="normal" fo:text-transform="none" fo:color="#202122" loext:opacity="100%" style:font-name="sans-serif" fo:font-size="10.5pt" fo:letter-spacing="normal" fo:language="grc" fo:country="GR" fo:font-style="normal" fo:font-weight="normal" officeooo:rsid="0004ce92" style:font-size-asian="31.5pt" style:font-size-complex="36pt"/>
    </style:style>
    <style:style style:name="MT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04ce92" style:text-blinking="false" fo:background-color="#ffffff" loext:char-shading-value="0" style:font-size-asian="31.5pt" style:font-size-complex="36pt"/>
    </style:style>
    <style:style style:name="MT4" style:family="text">
      <style:text-properties fo:font-size="36pt" officeooo:rsid="0004ce92" style:font-size-asian="31.5pt" style:font-size-complex="3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yskolos</text:p>
        <text:p text:style-name="MP2"><text:span text:style-name="MT1">(</text:span><text:span text:style-name="MT2">δύσκολος,</text:span><text:span text:style-name="MT1">Griesgram, Menschenhasser, </text:span><text:span text:style-name="MT3">Misanthrop</text:span><text:span text:style-name="MT1">)</text:span><text:span text:style-name="MT4">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10:06.218000000</meta:creation-date>
    <dc:date>2022-09-06T22:42:25.084000000</dc:date>
    <meta:editing-duration>PT2H7M54S</meta:editing-duration>
    <meta:editing-cycles>8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3" meta:word-count="37" meta:character-count="243" meta:non-whitespace-character-count="227"/>
  </office:meta>
</office:document-meta>
</file>